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4" style:family="paragraph" style:parent-style-name="Preformatted_20_Text">
      <style:paragraph-properties fo:text-align="start" style:justify-single-word="false"/>
      <style:text-properties fo:font-size="15pt" officeooo:rsid="00477b94" officeooo:paragraph-rsid="0013c727" style:font-size-asian="15pt" style:font-size-complex="15pt"/>
    </style:style>
    <style:style style:name="P5" style:family="paragraph" style:parent-style-name="Preformatted_20_Text">
      <style:paragraph-properties fo:text-align="center" style:justify-single-word="false"/>
      <style:text-properties fo:font-size="15pt" officeooo:rsid="006c095a" officeooo:paragraph-rsid="006c095a" style:font-size-asian="15pt" style:font-size-complex="15pt"/>
    </style:style>
    <style:style style:name="P6" style:family="paragraph" style:parent-style-name="Preformatted_20_Text">
      <style:paragraph-properties fo:text-align="start" style:justify-single-word="false"/>
      <style:text-properties fo:font-size="15pt" officeooo:rsid="00847a23" officeooo:paragraph-rsid="00847a23" style:font-size-asian="15pt" style:font-size-complex="15pt"/>
    </style:style>
    <style:style style:name="P7" style:family="paragraph" style:parent-style-name="Preformatted_20_Text">
      <style:paragraph-properties fo:text-align="start" style:justify-single-word="false"/>
      <style:text-properties fo:font-size="15pt" officeooo:rsid="0089fcaf" officeooo:paragraph-rsid="0089fcaf" style:font-size-asian="15pt" style:font-size-complex="15pt"/>
    </style:style>
    <style:style style:name="P8" style:family="paragraph" style:parent-style-name="Preformatted_20_Text">
      <style:paragraph-properties fo:text-align="start" style:justify-single-word="false"/>
      <style:text-properties fo:font-size="15pt" officeooo:rsid="008bf36d" officeooo:paragraph-rsid="008bf36d" style:font-size-asian="15pt" style:font-size-complex="15pt"/>
    </style:style>
    <style:style style:name="P9" style:family="paragraph" style:parent-style-name="Preformatted_20_Text">
      <style:paragraph-properties fo:text-align="start" style:justify-single-word="false"/>
      <style:text-properties fo:font-size="15pt" officeooo:rsid="008f4940" officeooo:paragraph-rsid="008f4940" style:font-size-asian="15pt" style:font-size-complex="15pt"/>
    </style:style>
    <style:style style:name="P10" style:family="paragraph" style:parent-style-name="Preformatted_20_Text">
      <style:paragraph-properties fo:text-align="start" style:justify-single-word="false"/>
      <style:text-properties fo:font-size="15pt" officeooo:rsid="0092f360" officeooo:paragraph-rsid="0092f360"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2"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3"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79ac1c" officeooo:paragraph-rsid="0079ac1c" style:font-size-asian="15pt" style:font-size-complex="15pt"/>
    </style:style>
    <style:style style:name="T1" style:family="text">
      <style:text-properties officeooo:rsid="006c095a"/>
    </style:style>
    <style:style style:name="T2" style:family="text">
      <style:text-properties officeooo:rsid="006c87db"/>
    </style:style>
    <style:style style:name="T3" style:family="text">
      <style:text-properties officeooo:rsid="0070ca81"/>
    </style:style>
    <style:style style:name="T4" style:family="text">
      <style:text-properties officeooo:rsid="0072c124"/>
    </style:style>
    <style:style style:name="T5" style:family="text">
      <style:text-properties officeooo:rsid="00743173"/>
    </style:style>
    <style:style style:name="T6" style:family="text">
      <style:text-properties officeooo:rsid="007cc963"/>
    </style:style>
    <style:style style:name="T7" style:family="text">
      <style:text-properties officeooo:rsid="007e7a29"/>
    </style:style>
    <style:style style:name="T8" style:family="text">
      <style:text-properties officeooo:rsid="0082de29"/>
    </style:style>
    <style:style style:name="T9" style:family="text">
      <style:text-properties officeooo:rsid="0083133d"/>
    </style:style>
    <style:style style:name="T10" style:family="text">
      <style:text-properties officeooo:rsid="0088658d"/>
    </style:style>
    <style:style style:name="T11" style:family="text">
      <style:text-properties officeooo:rsid="009d6e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1">3</text:span></text:p>
      <text:p text:style-name="P5">BOZUK KLAVYE</text:p>
      <text:p text:style-name="P2"/>
      <text:p text:style-name="P11">Problem</text:p>
      <text:p text:style-name="P4"><text:tab/><text:span text:style-name="T2">Evinizde bozuk bir klavyeniz var. Bu klavyeyle yazı yazıyorsunuz. Fakat klavyenin bozuk olduğunu farkında değilsiniz. Ayrıca yazı yazma yeteneklerinizie o kadar güveniyorsunuz ki ekranı bile açmamışsınız. Ne yazılıyor ne yazılmıyor ne nasıl yazılıyor farkında değilsiniz.</text:span></text:p>
      <text:p text:style-name="P4"><text:tab/><text:span text:style-name="T3">Klavyenin tamamen de bozuk değil aslında. Sadece arada sırada kendi kendine “home” ve “end” tuşlarına basıyor. “home” tuşuna basılınca, sistem imleci yazdığınız şeyin en başına, “end” tuşuna basılınca da sistem imleci yazdığınız şeyin en sonuna götürüyor.</text:span></text:p>
      <text:p text:style-name="P4"><text:tab/><text:span text:style-name="T4">Yazma işini bitirdikten sonra ekrana bakıp, yazdığınız şeye bakıyorsunuz.</text:span></text:p>
      <text:p text:style-name="P4"><text:tab/><text:span text:style-name="T5">Sizden istenen yazdığınız şeyler ve “home”, “end” tuşlarına basma anları verildiğinde; ekranda en son oluşacak yazıyı bastırmanız.</text:span></text:p>
      <text:p text:style-name="P4"/>
      <text:p text:style-name="P14">Input</text:p>
      <text:p text:style-name="P2"><text:tab/><text:span text:style-name="T6">Input birden fazla testten oluşmaktadır.</text:span></text:p>
      <text:p text:style-name="P2"><text:tab/><text:span text:style-name="T7">Her test case maximum 1000000 karakter içeren bir satırdan oluşmaktadur. Karakterler harfleri, alttan tireleri ve ‘[‘ ile ‘]’ karakterlerini içerir. ‘[‘, “home” tuşunun basılmasını; ‘]’, “end” tuşunun basılmasını gösterir.</text:span></text:p>
      <text:p text:style-name="P2"><text:tab/><text:span text:style-name="T8">Inputun sonu end-of-file (EOF) ile belli edielcektir.</text:span></text:p>
      <text:p text:style-name="P2"><text:tab/><text:span text:style-name="T11">1 &lt;= TEST_SAYISI &lt;= 101</text:span></text:p>
      <text:p text:style-name="P11">Output</text:p>
      <text:p text:style-name="P2"><text:tab/><text:span text:style-name="T9">Her test için, ekranda oluşan son stringi bastırınız.</text:span></text:p>
      <text:p text:style-name="P2"/>
      <text:p text:style-name="P12">Örnek Input</text:p>
      <text:p text:style-name="P6">[Veyse]l_ne_ya[piyorsun_abi[sen]burda<text:span text:style-name="T10">][anlamadik[ya</text:span></text:p>
      <text:p text:style-name="P7">abcdefg[hjikaw][aaa[[[[[[[asdcaa][][]]][as]sdaa</text:p>
      <text:p text:style-name="P8">Veysel_ne_yapiyorsun_abisenburdaanlamadikya</text:p>
      <text:p text:style-name="P8"/>
      <text:p text:style-name="P8"/>
      <text:p text:style-name="P8"/>
      <text:p text:style-name="P12"><text:soft-page-break/>Örnek Output</text:p>
      <text:p text:style-name="P9">yaanlamadiksenpiyorsun_abiVeysel_ne_yaburda</text:p>
      <text:p text:style-name="P9">asasdcaaaaahjikawabcdefgsdaa</text:p>
      <text:p text:style-name="P9">Veysel_ne_yapiyorsun_abisenburdaanlamadikya</text:p>
      <text:p text:style-name="P3"/>
      <text:p text:style-name="P13">Time Limit</text:p>
      <text:p text:style-name="P10">C/C++/Java: 1 saniye, Python: 2 sani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1T11:40:19.149796961</dc:date>
    <meta:editing-duration>PT1H17M24S</meta:editing-duration>
    <meta:editing-cycles>78</meta:editing-cycles>
    <meta:generator>LibreOffice/5.1.4.2$Linux_X86_64 LibreOffice_project/10m0$Build-2</meta:generator>
    <meta:document-statistic meta:table-count="0" meta:image-count="0" meta:object-count="0" meta:page-count="2" meta:paragraph-count="24" meta:word-count="179" meta:character-count="1516" meta:non-whitespace-character-count="1352"/>
  </office:meta>
</office:document-meta>
</file>